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713" officeooo:paragraph-rsid="000a2713"/>
    </style:style>
    <style:style style:name="P2" style:family="paragraph" style:parent-style-name="Standard">
      <style:paragraph-properties fo:text-align="start" style:justify-single-word="false"/>
      <style:text-properties officeooo:rsid="000a2713" officeooo:paragraph-rsid="000a271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2713" officeooo:paragraph-rsid="000a271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e2729" officeooo:paragraph-rsid="000e2729"/>
    </style:style>
    <style:style style:name="P5" style:family="paragraph" style:parent-style-name="Standard">
      <style:paragraph-properties fo:text-align="start" style:justify-single-word="false"/>
      <style:text-properties officeooo:rsid="000f55fd" officeooo:paragraph-rsid="000f55fd"/>
    </style:style>
    <style:style style:name="P6" style:family="paragraph" style:parent-style-name="Standard">
      <style:paragraph-properties fo:text-align="start" style:justify-single-word="false"/>
      <style:text-properties officeooo:rsid="001096fd" officeooo:paragraph-rsid="001096fd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08609" officeooo:paragraph-rsid="00108609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096fd" officeooo:paragraph-rsid="001096fd"/>
    </style:style>
    <style:style style:name="P9" style:family="paragraph" style:parent-style-name="Standard">
      <style:paragraph-properties fo:text-align="center" style:justify-single-word="false"/>
      <style:text-properties officeooo:rsid="000a2713" officeooo:paragraph-rsid="000a2713"/>
    </style:style>
    <style:style style:name="P10" style:family="paragraph" style:parent-style-name="Standard">
      <style:paragraph-properties fo:text-align="justify" style:justify-single-word="false"/>
      <style:text-properties officeooo:rsid="0018495c" officeooo:paragraph-rsid="0018495c"/>
    </style:style>
    <style:style style:name="P11" style:family="paragraph" style:parent-style-name="Standard">
      <style:paragraph-properties fo:text-align="justify" style:justify-single-word="false"/>
      <style:text-properties officeooo:rsid="0019ac43" officeooo:paragraph-rsid="0019ac43"/>
    </style:style>
    <style:style style:name="P12" style:family="paragraph" style:parent-style-name="Standard">
      <style:paragraph-properties fo:text-align="justify" style:justify-single-word="false"/>
      <style:text-properties officeooo:rsid="001a019a" officeooo:paragraph-rsid="001a019a"/>
    </style:style>
    <style:style style:name="P13" style:family="paragraph" style:parent-style-name="Standard">
      <style:paragraph-properties fo:text-align="justify" style:justify-single-word="false"/>
      <style:text-properties officeooo:rsid="001a6575" officeooo:paragraph-rsid="001bd91b"/>
    </style:style>
    <style:style style:name="P14" style:family="paragraph" style:parent-style-name="Standard">
      <style:paragraph-properties fo:text-align="justify" style:justify-single-word="false"/>
      <style:text-properties officeooo:rsid="001bd91b" officeooo:paragraph-rsid="001bd91b"/>
    </style:style>
    <style:style style:name="P15" style:family="paragraph" style:parent-style-name="Standard">
      <style:paragraph-properties fo:text-align="justify" style:justify-single-word="false"/>
      <style:text-properties fo:font-style="italic" officeooo:rsid="00123597" officeooo:paragraph-rsid="001bd91b" style:font-style-asian="italic" style:font-style-complex="italic"/>
    </style:style>
    <style:style style:name="T1" style:family="text">
      <style:text-properties officeooo:rsid="000e2729"/>
    </style:style>
    <style:style style:name="T2" style:family="text">
      <style:text-properties officeooo:rsid="00140e84"/>
    </style:style>
    <style:style style:name="T3" style:family="text">
      <style:text-properties officeooo:rsid="0018495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19ac43"/>
    </style:style>
    <style:style style:name="T7" style:family="text">
      <style:text-properties officeooo:rsid="001a019a"/>
    </style:style>
    <style:style style:name="T8" style:family="text">
      <style:text-properties officeooo:rsid="001bd9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mework <text:span text:style-name="T3">2</text:span></text:p>
      <text:p text:style-name="P1"/>
      <text:p text:style-name="P10">1. A constant signal can have value 0 or A=2 volts. Unfortunately, there is some white noise over the signal, with normal distribution N(0, 1). We take one sample from the overall signal, and we compare it to the threshold A/2=1 to decide what was the original value. If the sample is larger than the threshold, we decide it was 2V. If it is smaller than the threshold, we decide it <text:s/>was 0V.</text:p>
      <text:p text:style-name="P10"/>
      <text:p text:style-name="P10">Use the <text:span text:style-name="T4">erf(z)</text:span> function to compute the following (write the expressions with <text:span text:style-name="T4">erf(z)</text:span><text:span text:style-name="T5">, then evaluate numerically)</text:span>:</text:p>
      <text:p text:style-name="P10"/>
      <text:p text:style-name="P10">a). If the true signal is 0V, what is the probability that the sample value is under the threshold?</text:p>
      <text:p text:style-name="P10">b). If the true signal is 0V, what is the probability that the sample value is over the threshold?</text:p>
      <text:p text:style-name="P10">c). If the true signal is 2V, what is the probability that the sample value is under the threshold?</text:p>
      <text:p text:style-name="P10">d). If the true signal is 2V, what is the probability that the sample value is over the threshold?</text:p>
      <text:p text:style-name="P12">e). If we increase the value of A, what happens to the above probabilities? What if we decrease A?</text:p>
      <text:p text:style-name="P11">e). If the true signal is 0V, and A has <text:span text:style-name="T7">some </text:span>a general value <text:span text:style-name="T7">A</text:span>, what is the expression for the probability that we make a mistake and wrongly decide it is A volts?</text:p>
      <text:p text:style-name="P10">e). <text:span text:style-name="T6">In the last case, f</text:span>ind <text:span text:style-name="T6">the</text:span> value of A so that <text:span text:style-name="T6">the probability of the mistake in this case </text:span>is 1%. (<text:span text:style-name="T6">find the value </text:span>via multiple <text:span text:style-name="T6">numerical</text:span> tries)</text:p>
      <text:p text:style-name="P10"/>
      <text:p text:style-name="P13">2. <text:span text:style-name="T8">We throw two fair dice and get a value V1 and a value V2 between 1 and 6.</text:span></text:p>
      <text:p text:style-name="P13"><text:span text:style-name="T8">a). Consider the sum S = V1 + V2. What is the distribution of the values of S?</text:span></text:p>
      <text:p text:style-name="P14">b). Compute the linear convolution of the probabilities of dice 1 and dice 2 (the sequences of 6 <text:s/>probabilities, just like DSP class). Compare with the result of a). What is the conclusion?</text:p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6-11-21T21:04:04.796953695</meta:creation-date>
    <dc:date>2016-12-23T01:52:37.997670315</dc:date>
    <meta:editing-duration>PT1H27M40S</meta:editing-duration>
    <meta:editing-cycles>18</meta:editing-cycles>
    <meta:generator>LibreOffice/4.3.3.2$Linux_x86 LibreOffice_project/430m0$Build-2</meta:generator>
    <meta:document-statistic meta:table-count="0" meta:image-count="0" meta:object-count="0" meta:page-count="1" meta:paragraph-count="13" meta:word-count="319" meta:character-count="1657" meta:non-whitespace-character-count="1349"/>
  </office:meta>
</office:document-meta>
</file>